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54" style:family="table-cell" style:parent-style-name="Default">
      <style:text-properties fo:color="#00000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ff00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16" style:family="table-cell" style:parent-style-name="Default">
      <style:text-properties fo:color="#ff950e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54"/>
        <table:table-column table:style-name="co3" table:default-cell-style-name="ce4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3936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1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Y8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20"/>
          <table:table-cell table:style-name="ce12" office:value-type="string" calcext:value-type="string">
            <text:p>ooooooopoooooooo</text:p>
          </table:table-cell>
          <table:table-cell table:style-name="ce12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/>
          <table:table-cell office:value-type="string" calcext:value-type="string">
            <text:p>oopooooiiiiipiiiiiiiipii</text:p>
          </table:table-cell>
          <table:table-cell table:number-columns-repeated="1637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Y7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2"/>
          <table:table-cell table:style-name="ce12" office:value-type="string" calcext:value-type="string">
            <text:p>iioiooopoooooooo</text:p>
          </table:table-cell>
          <table:table-cell table:style-name="ce12" table:number-columns-repeated="1637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Y6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2"/>
          <table:table-cell table:style-name="ce12" office:value-type="string" calcext:value-type="string">
            <text:p>oipiiiiiiiiipiiiooooopoo</text:p>
          </table:table-cell>
          <table:table-cell table:style-name="ce12"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Y5</text:p>
          </table:table-cell>
          <table:table-cell table:style-name="ce12" office:value-type="string" calcext:value-type="string">
            <text:p>OUT</text:p>
          </table:table-cell>
          <table:table-cell table:style-name="ce12"/>
          <table:table-cell table:style-name="ce12" office:value-type="string" calcext:value-type="string">
            <text:p>&lt;</text:p>
          </table:table-cell>
          <table:table-cell table:style-name="ce12" table:number-columns-repeated="1637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Y4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Y3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Y2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Y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YH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Pixel X coordinate</text:p>
          </table:table-cell>
          <table:table-cell table:style-name="ce13" table:number-columns-repeated="1638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3" office:value-type="string" calcext:value-type="string">
            <text:p>X1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X9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X7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X6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3" office:value-type="string" calcext:value-type="string">
            <text:p>X5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OUT</text:p>
          </table:table-cell>
          <table:table-cell table:style-name="ce13"/>
          <table:table-cell table:style-name="ce13" office:value-type="string" calcext:value-type="string">
            <text:p>&lt;</text:p>
          </table:table-cell>
          <table:table-cell table:style-name="ce13" table:number-columns-repeated="1637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X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3" office:value-type="string" calcext:value-type="string">
            <text:p>XH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46" office:value-type="string" calcext:value-type="string">
            <text:p>N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OE for pixel coordinate outputs ?</text:p>
          </table:table-cell>
          <table:table-cell table:style-name="ce46" table:number-columns-repeated="16380"/>
        </table:table-row>
        <table:table-row table:style-name="ro2">
          <table:table-cell table:style-name="ce43" office:value-type="float" office:value="29" calcext:value-type="float">
            <text:p>29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/ tilemap RAM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0" calcext:value-type="float">
            <text:p>30</text:p>
          </table:table-cell>
          <table:table-cell table:style-name="ce49" office:value-type="string" calcext:value-type="string">
            <text:p>D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34" calcext:value-type="float">
            <text:p>34</text:p>
          </table:table-cell>
          <table:table-cell table:style-name="ce49" office:value-type="string" calcext:value-type="string">
            <text:p>D4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6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7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9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10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1" calcext:value-type="float">
            <text:p>41</text:p>
          </table:table-cell>
          <table:table-cell table:style-name="ce49" office:value-type="string" calcext:value-type="string">
            <text:p>D1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1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1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14</text:p>
          </table:table-cell>
          <table:table-cell table:style-name="ce49" office:value-type="string" calcext:value-type="string">
            <text:p>IN</text:p>
          </table:table-cell>
          <table:table-cell table:style-name="ce49"/>
          <table:table-cell table:style-name="ce49" office:value-type="string" calcext:value-type="string">
            <text:p>&lt;</text:p>
          </table:table-cell>
          <table:table-cell table:style-name="ce49" table:number-columns-repeated="16379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1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39" office:value-type="float" office:value="47" calcext:value-type="float">
            <text:p>47</text:p>
          </table:table-cell>
          <table:table-cell table:style-name="ce46" office:value-type="string" calcext:value-type="string">
            <text:p>NDMA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48" calcext:value-type="float">
            <text:p>48</text:p>
          </table:table-cell>
          <table:table-cell table:style-name="ce46" office:value-type="string" calcext:value-type="string">
            <text:p>NDTACK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LH0</text:p>
          </table:table-cell>
          <table:table-cell table:style-name="ce54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LH1</text:p>
          </table:table-cell>
          <table:table-cell table:style-name="ce54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LH2</text:p>
          </table:table-cell>
          <table:table-cell table:style-name="ce54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LA0</text:p>
          </table:table-cell>
          <table:table-cell table:style-name="ce16" office:value-type="string" calcext:value-type="string">
            <text:p>OUT</text:p>
          </table:table-cell>
          <table:table-cell table:style-name="ce16" office:value-type="string" calcext:value-type="string">
            <text:p>External tilemap RAM address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LA1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16" office:value-type="string" calcext:value-type="string">
            <text:p>LA2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LA3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16" office:value-type="string" calcext:value-type="string">
            <text:p>LA4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6" office:value-type="string" calcext:value-type="string">
            <text:p>LA5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LA6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LA7</text:p>
          </table:table-cell>
          <table:table-cell table:style-name="ce16" office:value-type="string" calcext:value-type="string">
            <text:p>OUT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LA8</text:p>
          </table:table-cell>
          <table:table-cell table:style-name="ce16" office:value-type="string" calcext:value-type="string">
            <text:p>OUT</text:p>
          </table:table-cell>
          <table:table-cell table:style-name="ce16"/>
          <table:table-cell table:style-name="ce16" office:value-type="string" calcext:value-type="string">
            <text:p>&lt;</text:p>
          </table:table-cell>
          <table:table-cell table:style-name="ce16" table:number-columns-repeated="16379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NL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To DMA line parameters ?</text:p>
          </table:table-cell>
          <table:table-cell table:style-name="ce46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0" office:value-type="string" calcext:value-type="string">
            <text:p>CLK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16381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46" office:value-type="string" calcext:value-type="string">
            <text:p>H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46" office:value-type="string" calcext:value-type="string">
            <text:p>V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46" office:value-type="string" calcext:value-type="string">
            <text:p>NU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PU access ?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46" office:value-type="string" calcext:value-type="string">
            <text:p>NLCS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46" office:value-type="string" calcext:value-type="string">
            <text:p>NWCS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41" office:value-type="float" office:value="70" calcext:value-type="float">
            <text:p>70</text:p>
          </table:table-cell>
          <table:table-cell table:style-name="ce47" office:value-type="string" calcext:value-type="string">
            <text:p>A4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CPU addres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71" calcext:value-type="float">
            <text:p>71</text:p>
          </table:table-cell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2" calcext:value-type="float">
            <text:p>72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74" calcext:value-type="float">
            <text:p>74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39" office:value-type="float" office:value="75" calcext:value-type="float">
            <text:p>75</text:p>
          </table:table-cell>
          <table:table-cell table:style-name="ce46" office:value-type="string" calcext:value-type="string">
            <text:p>N16/8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Ground for 16-bit IF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76" calcext:value-type="float">
            <text:p>76</text:p>
          </table:table-cell>
          <table:table-cell table:style-name="ce46" office:value-type="string" calcext:value-type="string">
            <text:p>NOB</text:p>
          </table:table-cell>
          <table:table-cell table:style-name="ce19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12" office:value-type="string" calcext:value-type="string">
            <text:p>Y12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2" office:value-type="string" calcext:value-type="string">
            <text:p>Y1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Y1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2" office:value-type="string" calcext:value-type="string">
            <text:p>Y9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23T23:50:50.174000000</dc:date>
    <meta:editing-duration>P2DT19H13M6S</meta:editing-duration>
    <meta:editing-cycles>34</meta:editing-cycles>
    <meta:document-statistic meta:table-count="3" meta:cell-count="266" meta:object-count="0"/>
  </office:meta>
</office:document-meta>
</file>